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6.396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5.715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 style:vertical-align="top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F_phase_detector_bo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ojekty\FAMO\LF_phase_detector\LF_phase_detector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4" office:value-type="string" calcext:value-type="string">
            <text:p>24.11.2022 08:5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12)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style-name="ce3" table:formula="of:=SUM([.B9:.B63])" office:value-type="float" office:value="217" calcext:value-type="float">
            <text:p>217</text:p>
          </table:table-cell>
          <table:table-cell table:style-name="ce1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Wartość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<text:span text:style-name="T1">C7, C8, C9, C10, C11, C17, C18, C19, C23, C25, C26,</text:span> C30, C39, C43, C46, C47, C50, C51, C56, C58, C76, C77, C78, C79, C83, C84, C89, C90, C91, C92, C93, C94, C95, C96, C97, C98, C99, C100, C101, C102, C109, C110, C111, C112, C113, C114, C115, C116, C117, C118</text:p>
          </table:table-cell>
          <table:table-cell table:style-name="ce1" office:value-type="string" calcext:value-type="string">
            <text:p>100n 50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office:value-type="float" office:value="0.0646" calcext:value-type="float">
            <text:p>0,0646</text:p>
          </table:table-cell>
          <table:table-cell table:style-name="ce1" table:formula="of:=[.B9]*[.J9]" office:value-type="float" office:value="3.23" calcext:value-type="float">
            <text:p>3,23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28, C38, C41</text:p>
          </table:table-cell>
          <table:table-cell table:style-name="ce1" office:value-type="string" calcext:value-type="string">
            <text:p>100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129" calcext:value-type="float">
            <text:p>0,129</text:p>
          </table:table-cell>
          <table:table-cell table:style-name="ce1" table:formula="of:=[.B10]*[.J10]" office:value-type="float" office:value="0.387" calcext:value-type="float">
            <text:p>0,387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C29, C32, C34, C35, C37, C74, C75, C85, C86, C87, C88, C104, C105</text:p>
          </table:table-cell>
          <table:table-cell table:style-name="ce1" office:value-type="string" calcext:value-type="string">
            <text:p>1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691" calcext:value-type="float">
            <text:p>0,691</text:p>
          </table:table-cell>
          <table:table-cell table:style-name="ce1" table:formula="of:=[.B11]*[.J11]" office:value-type="float" office:value="8.983" calcext:value-type="float">
            <text:p>8,983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1, C12, C13, C14, C15, C16, C20, C21, C80, C81, C82</text:p>
          </table:table-cell>
          <table:table-cell table:style-name="ce1" office:value-type="string" calcext:value-type="string">
            <text:p>1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1814" calcext:value-type="float">
            <text:p>0,1814</text:p>
          </table:table-cell>
          <table:table-cell table:style-name="ce1" table:formula="of:=[.B12]*[.J12]" office:value-type="float" office:value="1.9954" calcext:value-type="float">
            <text:p>1,9954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470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501" calcext:value-type="float">
            <text:p>0,501</text:p>
          </table:table-cell>
          <table:table-cell table:style-name="ce1" table:formula="of:=[.B13]*[.J13]" office:value-type="float" office:value="0.501" calcext:value-type="float">
            <text:p>0,501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53, C60, C62, C63, C64, C65, C66, C67, C68, C69, C70, C71, C121, C122</text:p>
          </table:table-cell>
          <table:table-cell table:style-name="ce1" office:value-type="string" calcext:value-type="string">
            <text:p><text:span text:style-name="T1">4u7 10V</text:span> X5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6155" calcext:value-type="float">
            <text:p>0,6155</text:p>
          </table:table-cell>
          <table:table-cell table:style-name="ce1" table:formula="of:=[.B14]*[.J14]" office:value-type="float" office:value="8.617" calcext:value-type="float">
            <text:p>8,617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82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1325" calcext:value-type="float">
            <text:p>0,1325</text:p>
          </table:table-cell>
          <table:table-cell table:style-name="ce1" table:formula="of:=[.B15]*[.J15]" office:value-type="float" office:value="0.1325" calcext:value-type="float">
            <text:p>0,1325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(470p 50V C0G)</text:p>
          </table:table-cell>
          <table:table-cell table:style-name="ce1" table:number-columns-repeated="2"/>
          <table:table-cell table:style-name="ce1" table:formula="of:=[.B16]*[.J16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C24, </text:span>C61</text:p>
          </table:table-cell>
          <table:table-cell table:style-name="ce1" office:value-type="string" calcext:value-type="string">
            <text:p>GRM21BR71A106KE51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805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10V X7R</text:p>
          </table:table-cell>
          <table:table-cell table:style-name="ce1"/>
          <table:table-cell table:style-name="ce1" office:value-type="float" office:value="0.469" calcext:value-type="float">
            <text:p>0,469</text:p>
          </table:table-cell>
          <table:table-cell table:style-name="ce1" table:formula="of:=[.B17]*[.J17]" office:value-type="float" office:value="0.938" calcext:value-type="float">
            <text:p>0,938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10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1.232" calcext:value-type="float">
            <text:p>1,232</text:p>
          </table:table-cell>
          <table:table-cell table:style-name="ce1" table:formula="of:=[.B18]*[.J18]" office:value-type="float" office:value="1.232" calcext:value-type="float">
            <text:p>1,232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C2, C3, C4, C5, C6, C40, C42, C72, C73, C107, C108, C119, C120</text:p>
          </table:table-cell>
          <table:table-cell table:style-name="ce1" office:value-type="string" calcext:value-type="string">
            <text:p>10uF 25V X5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2"/>
          <table:table-cell table:style-name="ce1" office:value-type="float" office:value="0.3942" calcext:value-type="float">
            <text:p>0,3942</text:p>
          </table:table-cell>
          <table:table-cell table:style-name="ce1" table:formula="of:=[.B19]*[.J19]" office:value-type="float" office:value="5.1246" calcext:value-type="float">
            <text:p>5,1246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36</text:p>
          </table:table-cell>
          <table:table-cell table:style-name="ce1" office:value-type="string" calcext:value-type="string">
            <text:p>2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style-name="ce1" table:formula="of:=2.04*1.23" office:value-type="float" office:value="2.5092" calcext:value-type="float">
            <text:p>2,5092</text:p>
          </table:table-cell>
          <table:table-cell table:style-name="ce1" table:formula="of:=[.B20]*[.J20]" office:value-type="float" office:value="2.5092" calcext:value-type="float">
            <text:p>2,509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54, C55, C57, C59</text:p>
          </table:table-cell>
          <table:table-cell table:style-name="ce1" office:value-type="string" calcext:value-type="string">
            <text:p>GRM31CR71A226KE15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22u 10V X7R Murata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3.79" calcext:value-type="float">
            <text:p>3,79</text:p>
          </table:table-cell>
          <table:table-cell table:style-name="ce1" table:formula="of:=[.B21]*[.J21]" office:value-type="float" office:value="15.16" calcext:value-type="float">
            <text:p>15,16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44, C45</text:p>
          </table:table-cell>
          <table:table-cell table:style-name="ce1" office:value-type="string" calcext:value-type="string">
            <text:p>GRM32ER71H106KA12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10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50V X7R Murata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5.444" calcext:value-type="float">
            <text:p>5,444</text:p>
          </table:table-cell>
          <table:table-cell table:style-name="ce1" table:formula="of:=[.B22]*[.J22]" office:value-type="float" office:value="10.888" calcext:value-type="float">
            <text:p>10,888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48, C49, C103</text:p>
          </table:table-cell>
          <table:table-cell table:style-name="ce1" office:value-type="string" calcext:value-type="string">
            <text:p>EXV107M035A9MAA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Capacitors_SMD:CP_Elec_8x10.5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≥100u ≥30V ≥4000h Ø8 ≥105°C 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4.75*1.23" office:value-type="float" office:value="5.8425" calcext:value-type="float">
            <text:p>5,8425</text:p>
          </table:table-cell>
          <table:table-cell table:style-name="ce1" table:formula="of:=[.B23]*[.J23]" office:value-type="float" office:value="17.5275" calcext:value-type="float">
            <text:p>17,5275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DIVREF1, DIVVCO1</text:p>
          </table:table-cell>
          <table:table-cell table:style-name="ce1" office:value-type="string" calcext:value-type="string">
            <text:p>SMA6251A1-3GT50G-50</text:p>
          </table:table-cell>
          <table:table-cell table:style-name="ce1" office:value-type="string" calcext:value-type="string">
            <text:p>Connector:Conn_Coaxial</text:p>
          </table:table-cell>
          <table:table-cell table:style-name="ce1" office:value-type="string" calcext:value-type="string">
            <text:p>Connector_Coaxial:SMA_Amphenol_132291-12_Vertical</text:p>
          </table:table-cell>
          <table:table-cell table:style-name="ce6" office:value-type="string" calcext:value-type="string">
            <text:p><text:s/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office:value-type="float" office:value="16.94" calcext:value-type="float">
            <text:p>16,94</text:p>
          </table:table-cell>
          <table:table-cell table:style-name="ce1" table:formula="of:=[.B24]*[.J24]" office:value-type="float" office:value="33.88" calcext:value-type="float">
            <text:p>33,88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FAST1, FREF1, FVCO1, NFAST1, NSLOW1, SLOW1</text:p>
          </table:table-cell>
          <table:table-cell table:style-name="ce1" office:value-type="string" calcext:value-type="string">
            <text:p>RF2-145A-T-17-50-G-HDW</text:p>
          </table:table-cell>
          <table:table-cell table:style-name="ce1" office:value-type="string" calcext:value-type="string">
            <text:p>Connector:Conn_Coaxial</text:p>
          </table:table-cell>
          <table:table-cell table:style-name="ce1" office:value-type="string" calcext:value-type="string">
            <text:p>Connector_Coaxial:SMA_Samtec_SMA-J-P-X-ST-EM1_EdgeMount</text:p>
          </table:table-cell>
          <table:table-cell table:style-name="ce6" office:value-type="string" calcext:value-type="string">
            <text:p><text:s/>~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style-name="ce1" table:formula="of:=18.48*1.23" office:value-type="float" office:value="22.7304" calcext:value-type="float">
            <text:p>22,7304</text:p>
          </table:table-cell>
          <table:table-cell table:style-name="ce1" table:formula="of:=[.B25]*[.J25]" office:value-type="float" office:value="136.3824" calcext:value-type="float">
            <text:p>136,3824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D1</text:p>
          </table:table-cell>
          <table:table-cell table:style-name="ce1" office:value-type="string" calcext:value-type="string">
            <text:p>DM3D-SF</text:p>
          </table:table-cell>
          <table:table-cell table:style-name="ce1" office:value-type="string" calcext:value-type="string">
            <text:p>Connector:Micro_SD_Card_Det</text:p>
          </table:table-cell>
          <table:table-cell table:style-name="ce1" office:value-type="string" calcext:value-type="string">
            <text:p>Connectors_Card:Hirose_DM3D-SF</text:p>
          </table:table-cell>
          <table:table-cell table:style-name="ce6"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formula="of:=8.66*1.23" office:value-type="float" office:value="10.6518" calcext:value-type="float">
            <text:p>10,6518</text:p>
          </table:table-cell>
          <table:table-cell table:style-name="ce1" table:formula="of:=[.B26]*[.J26]" office:value-type="float" office:value="10.6518" calcext:value-type="float">
            <text:p>10,6518</text:p>
          </table:table-cell>
          <table:table-cell table:style-name="ce1" table:number-columns-repeated="1013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MSTBA 2,5/ 2-G-5,08 - 1757242</text:p>
          </table:table-cell>
          <table:table-cell table:style-name="ce1" office:value-type="string" calcext:value-type="string">
            <text:p>Connector_Generic:Conn_01x02</text:p>
          </table:table-cell>
          <table:table-cell table:style-name="ce1" office:value-type="string" calcext:value-type="string">
            <text:p>Connectors_Phoenix:PhoenixContact_MSTBA-G_02x5.08mm_Angled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style-name="ce1" table:formula="of:=3.66*1.23" office:value-type="float" office:value="4.5018" calcext:value-type="float">
            <text:p>4,5018</text:p>
          </table:table-cell>
          <table:table-cell table:style-name="ce1" table:formula="of:=[.B27]*[.J27]" office:value-type="float" office:value="4.5018" calcext:value-type="float">
            <text:p>4,5018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MAJ24A</text:p>
          </table:table-cell>
          <table:table-cell table:style-name="ce1" office:value-type="string" calcext:value-type="string">
            <text:p>Device:D_Zener_ALT</text:p>
          </table:table-cell>
          <table:table-cell table:style-name="ce1" office:value-type="string" calcext:value-type="string">
            <text:p>Diodes_SMD:D_SMC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office:value-type="float" office:value="0.98" calcext:value-type="float">
            <text:p>0,98</text:p>
          </table:table-cell>
          <table:table-cell table:style-name="ce1" table:formula="of:=[.B28]*[.J28]" office:value-type="float" office:value="0.98" calcext:value-type="float">
            <text:p>0,98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BZT52C15</text:p>
          </table:table-cell>
          <table:table-cell table:style-name="ce1" office:value-type="string" calcext:value-type="string">
            <text:p>Device:D_Zener_ALT</text:p>
          </table:table-cell>
          <table:table-cell table:style-name="ce1" office:value-type="string" calcext:value-type="string">
            <text:p>Diodes_SMD:D_SOD-123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MMSZ524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0.1844" calcext:value-type="float">
            <text:p>0,1844</text:p>
          </table:table-cell>
          <table:table-cell table:style-name="ce1" table:formula="of:=[.B29]*[.J29]" office:value-type="float" office:value="0.1844" calcext:value-type="float">
            <text:p>0,1844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TR1, TR2</text:p>
          </table:table-cell>
          <table:table-cell table:style-name="ce1" office:value-type="string" calcext:value-type="string">
            <text:p>ADT2-1T+</text:p>
          </table:table-cell>
          <table:table-cell table:style-name="ce1" office:value-type="string" calcext:value-type="string">
            <text:p>ff:Transformer_SP_SS</text:p>
          </table:table-cell>
          <table:table-cell table:style-name="ce1" office:value-type="string" calcext:value-type="string">
            <text:p>ff_lib:ADT21T1P</text:p>
          </table:table-cell>
          <table:table-cell table:style-name="ce6" office:value-type="string" calcext:value-type="string">
            <text:p>https://www.minicircuits.com/WebStore/dashboard.html?model=ADT2-1T%2B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37.38*1.23" office:value-type="float" office:value="45.9774" calcext:value-type="float">
            <text:p>45,9774</text:p>
          </table:table-cell>
          <table:table-cell table:style-name="ce1" table:formula="of:=[.B30]*[.J30]" office:value-type="float" office:value="91.9548" calcext:value-type="float">
            <text:p>91,9548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SRP3212-3R3M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Bourns_SRP3212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3,3u &gt;2A 4x4mm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.24*1.23" office:value-type="float" office:value="1.5252" calcext:value-type="float">
            <text:p>1,5252</text:p>
          </table:table-cell>
          <table:table-cell table:style-name="ce1" table:formula="of:=[.B31]*[.J31]" office:value-type="float" office:value="1.5252" calcext:value-type="float">
            <text:p>1,525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L1, L2</text:p>
          </table:table-cell>
          <table:table-cell table:style-name="ce1" office:value-type="string" calcext:value-type="string">
            <text:p>LQH44PH220MPRL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MURATA_LQH44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22u &gt;0,5A 4x4mm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.62*1.23" office:value-type="float" office:value="1.9926" calcext:value-type="float">
            <text:p>1,9926</text:p>
          </table:table-cell>
          <table:table-cell table:style-name="ce1" table:formula="of:=[.B32]*[.J32]" office:value-type="float" office:value="3.9852" calcext:value-type="float">
            <text:p>3,985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L5, L6</text:p>
          </table:table-cell>
          <table:table-cell table:style-name="ce1" office:value-type="string" calcext:value-type="string">
            <text:p>LQH44PN330MPRL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MURATA_LQH44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33u &gt;0,5A 4x4mm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2.66*1.23" office:value-type="float" office:value="3.2718" calcext:value-type="float">
            <text:p>3,2718</text:p>
          </table:table-cell>
          <table:table-cell table:style-name="ce1" table:formula="of:=[.B33]*[.J33]" office:value-type="float" office:value="6.5436" calcext:value-type="float">
            <text:p>6,5436</text:p>
          </table:table-cell>
          <table:table-cell table:style-name="ce1" table:number-columns-repeated="1013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po1: </text:p>
            <text:p>DS1023-2*8S21, DS1023-2*10S21, DS1023-2*16S21, DS1023-2*17S21</text:p>
          </table:table-cell>
          <table:table-cell table:style-name="ce1" office:value-type="string" calcext:value-type="string">
            <text:p>ff:NUCLEO-H743ZI2</text:p>
          </table:table-cell>
          <table:table-cell table:style-name="ce1" office:value-type="string" calcext:value-type="string">
            <text:p>ff_lib:MODULE_NUCLEO-F746ZG_mini_M</text:p>
          </table:table-cell>
          <table:table-cell table:style-name="ce6"/>
          <table:table-cell table:style-name="ce1" office:value-type="string" calcext:value-type="string">
            <text:p>po1:DS1023-2*8S21,DS1023-2*10S21,DS1023-2*16S21,DS1023-2*17S21</text:p>
          </table:table-cell>
          <table:table-cell table:style-name="ce1"/>
          <table:table-cell table:style-name="ce1" table:formula="of:=2.155+2.155+4.31+4.31" office:value-type="float" office:value="12.93" calcext:value-type="float">
            <text:p>12,93</text:p>
          </table:table-cell>
          <table:table-cell table:style-name="ce1" table:formula="of:=[.B34]*[.J34]" office:value-type="float" office:value="12.93" calcext:value-type="float">
            <text:p>12,93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27, U28 (dostarcza UMK)</text:p>
          </table:table-cell>
          <table:table-cell table:style-name="ce1" office:value-type="string" calcext:value-type="string">
            <text:p>AD9515BCPZ</text:p>
          </table:table-cell>
          <table:table-cell table:style-name="ce1" office:value-type="string" calcext:value-type="string">
            <text:p>Timer:AD9515</text:p>
          </table:table-cell>
          <table:table-cell table:style-name="ce1" office:value-type="string" calcext:value-type="string">
            <text:p>ff_lib:QFN-32-1EP_5x5mm_Pitch0.5mm_ThermalVias</text:p>
          </table:table-cell>
          <table:table-cell table:style-name="ce6" office:value-type="string" calcext:value-type="string">
            <text:p>https://www.analog.com/media/en/technical-documentation/data-sheets/AD9515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table:formula="of:=[.B35]*[.J35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R1, R2, R3, R4, R5, R10, R12, R13, R15, R18, R19, R20, R27, R30, R31</text:p>
          </table:table-cell>
          <table:table-cell table:style-name="ce1" office:value-type="string" calcext:value-type="string">
            <text:p>1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36]*[.J36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32, R33, R36, R37</text:p>
          </table:table-cell>
          <table:table-cell table:style-name="ce1" office:value-type="string" calcext:value-type="string">
            <text:p>127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37]*[.J37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6, R7</text:p>
          </table:table-cell>
          <table:table-cell table:style-name="ce1" office:value-type="string" calcext:value-type="string">
            <text:p>150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38]*[.J38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9, R14</text:p>
          </table:table-cell>
          <table:table-cell table:style-name="ce1" office:value-type="string" calcext:value-type="string">
            <text:p>1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39]*[.J39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2,26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40]*[.J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38, R39, R40</text:p>
          </table:table-cell>
          <table:table-cell table:style-name="ce1" office:value-type="string" calcext:value-type="string">
            <text:p>24,9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41]*[.J41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28, R29</text:p>
          </table:table-cell>
          <table:table-cell table:style-name="ce1" office:value-type="string" calcext:value-type="string">
            <text:p>4,12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42]*[.J42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34, R35, R41, R42</text:p>
          </table:table-cell>
          <table:table-cell table:style-name="ce1" office:value-type="string" calcext:value-type="string">
            <text:p>83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43]*[.J43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TR3, TR4</text:p>
          </table:table-cell>
          <table:table-cell table:style-name="ce1" office:value-type="string" calcext:value-type="string">
            <text:p>TCBT-14+</text:p>
          </table:table-cell>
          <table:table-cell table:style-name="ce1" office:value-type="string" calcext:value-type="string">
            <text:p>ff:TCBT-14+</text:p>
          </table:table-cell>
          <table:table-cell table:style-name="ce1" office:value-type="string" calcext:value-type="string">
            <text:p>ff_lib:TCBT14</text:p>
          </table:table-cell>
          <table:table-cell table:style-name="ce6" office:value-type="string" calcext:value-type="string">
            <text:p>https://datasheet.datasheetarchive.com/originals/distributors/Datasheets_SAMA/5b6a26293074ceb01a848c930930d1aa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52.68*1.23" office:value-type="float" office:value="64.7964" calcext:value-type="float">
            <text:p>64,7964</text:p>
          </table:table-cell>
          <table:table-cell table:style-name="ce1" table:formula="of:=[.B44]*[.J44]" office:value-type="float" office:value="129.5928" calcext:value-type="float">
            <text:p>129,5928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 (dostarcza UMK)</text:p>
          </table:table-cell>
          <table:table-cell table:style-name="ce1" office:value-type="string" calcext:value-type="string">
            <text:p>HMC984LP4E</text:p>
          </table:table-cell>
          <table:table-cell table:style-name="ce1" office:value-type="string" calcext:value-type="string">
            <text:p>ff:HMC984LP4E</text:p>
          </table:table-cell>
          <table:table-cell table:style-name="ce1" office:value-type="string" calcext:value-type="string">
            <text:p>Housings_DFN_QFN:QFN-24_4x4mm_Pitch0.5mm_NoMask</text:p>
          </table:table-cell>
          <table:table-cell table:style-name="ce6" office:value-type="string" calcext:value-type="string">
            <text:p>https://www.analog.com/media/en/technical-documentation/data-sheets/hmc984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2"/>
          <table:table-cell table:style-name="ce1" table:formula="of:=[.B45]*[.J45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AO4485</text:p>
          </table:table-cell>
          <table:table-cell table:style-name="ce1" office:value-type="string" calcext:value-type="string">
            <text:p>Transistor_FET:DMP3013SFV</text:p>
          </table:table-cell>
          <table:table-cell table:style-name="ce1" office:value-type="string" calcext:value-type="string">
            <text:p>Housings_SON:Diodes_PowerDI3333-8</text:p>
          </table:table-cell>
          <table:table-cell table:style-name="ce6" office:value-type="string" calcext:value-type="string">
            <text:p>http://www.aosmd.com/res/data_sheets/AO4485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4.03" calcext:value-type="float">
            <text:p>4,03</text:p>
          </table:table-cell>
          <table:table-cell table:style-name="ce1" table:formula="of:=[.B46]*[.J46]" office:value-type="float" office:value="4.03" calcext:value-type="float">
            <text:p>4,03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74477710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Inductors_SMD:L_Wuerth_HCM-7050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&gt;2A 7x7mm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1.92*1.23" office:value-type="float" office:value="14.6616" calcext:value-type="float">
            <text:p>14,6616</text:p>
          </table:table-cell>
          <table:table-cell table:style-name="ce1" table:formula="of:=[.B47]*[.J47]" office:value-type="float" office:value="14.6616" calcext:value-type="float">
            <text:p>14,6616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15, U16</text:p>
          </table:table-cell>
          <table:table-cell table:style-name="ce1" office:value-type="string" calcext:value-type="string">
            <text:p>ADA4807-2ARM</text:p>
          </table:table-cell>
          <table:table-cell table:style-name="ce1" office:value-type="string" calcext:value-type="string">
            <text:p>Amplifier_Operational:ADA4807-2ARM</text:p>
          </table:table-cell>
          <table:table-cell table:style-name="ce1" office:value-type="string" calcext:value-type="string">
            <text:p>Package_SO:MSOP-8_3x3mm_P0.65mm</text:p>
          </table:table-cell>
          <table:table-cell table:style-name="ce6" office:value-type="string" calcext:value-type="string">
            <text:p>https://www.analog.com/media/en/technical-documentation/data-sheets/ADA4807-1_4807-2_4807-4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formula="of:=29.87*1.23" office:value-type="float" office:value="36.7401" calcext:value-type="float">
            <text:p>36,7401</text:p>
          </table:table-cell>
          <table:table-cell table:style-name="ce1" table:formula="of:=[.B48]*[.J48]" office:value-type="float" office:value="73.4802" calcext:value-type="float">
            <text:p>73,4802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OPA2325IDR</text:p>
          </table:table-cell>
          <table:table-cell table:style-name="ce1" office:value-type="string" calcext:value-type="string">
            <text:p>Amplifier_Operational:OPA2325</text:p>
          </table:table-cell>
          <table:table-cell table:style-name="ce1" office:value-type="string" calcext:value-type="string">
            <text:p>Package_SO:SOIC-8_3.9x4.9mm_P1.27mm</text:p>
          </table:table-cell>
          <table:table-cell table:style-name="ce6" office:value-type="string" calcext:value-type="string">
            <text:p>http://www.ti.com/lit/ds/symlink/opa2325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1.12*1.23" office:value-type="float" office:value="13.6776" calcext:value-type="float">
            <text:p>13,6776</text:p>
          </table:table-cell>
          <table:table-cell table:style-name="ce1" table:formula="of:=[.B49]*[.J49]" office:value-type="float" office:value="13.6776" calcext:value-type="float">
            <text:p>13,6776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U2, U3, U4, U5, U6, U7, U8, U9, U10, U11, U12, U13</text:p>
          </table:table-cell>
          <table:table-cell table:style-name="ce1" office:value-type="string" calcext:value-type="string">
            <text:p>TMUX1204DGSR</text:p>
          </table:table-cell>
          <table:table-cell table:style-name="ce1" office:value-type="string" calcext:value-type="string">
            <text:p>ff:TMUX1204DGSR</text:p>
          </table:table-cell>
          <table:table-cell table:style-name="ce1" office:value-type="string" calcext:value-type="string">
            <text:p>Package_SO:VSSOP-10_3x3mm_P0.5mm</text:p>
          </table:table-cell>
          <table:table-cell table:style-name="ce6" office:value-type="string" calcext:value-type="string">
            <text:p>https://www.ti.com/lit/gpn/TMUX120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4.7*1.23" office:value-type="float" office:value="5.781" calcext:value-type="float">
            <text:p>5,781</text:p>
          </table:table-cell>
          <table:table-cell table:style-name="ce1" table:formula="of:=[.B50]*[.J50]" office:value-type="float" office:value="69.372" calcext:value-type="float">
            <text:p>69,37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20, U21</text:p>
          </table:table-cell>
          <table:table-cell table:style-name="ce1" office:value-type="string" calcext:value-type="string">
            <text:p>AP2210N-3.0TRG1</text:p>
          </table:table-cell>
          <table:table-cell table:style-name="ce1" office:value-type="string" calcext:value-type="string">
            <text:p>Regulator_Linear:APE8865N-27-HF-3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6" office:value-type="string" calcext:value-type="string">
            <text:p>https://www.diodes.com/assets/Datasheets/AP2210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0.876" calcext:value-type="float">
            <text:p>0,876</text:p>
          </table:table-cell>
          <table:table-cell table:style-name="ce1" table:formula="of:=[.B51]*[.J51]" office:value-type="float" office:value="1.752" calcext:value-type="float">
            <text:p>1,75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U22, U23, U24, U29</text:p>
          </table:table-cell>
          <table:table-cell table:style-name="ce1" office:value-type="string" calcext:value-type="string">
            <text:p>AP2210N-5.0TRG1</text:p>
          </table:table-cell>
          <table:table-cell table:style-name="ce1" office:value-type="string" calcext:value-type="string">
            <text:p>Regulator_Linear:APE8865N-27-HF-3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6" office:value-type="string" calcext:value-type="string">
            <text:p>https://www.diodes.com/assets/Datasheets/AP2210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formula="of:=2.16*1.23" office:value-type="float" office:value="2.6568" calcext:value-type="float">
            <text:p>2,6568</text:p>
          </table:table-cell>
          <table:table-cell table:style-name="ce1" table:formula="of:=[.B52]*[.J52]" office:value-type="float" office:value="10.6272" calcext:value-type="float">
            <text:p>10,6272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25, U26</text:p>
          </table:table-cell>
          <table:table-cell table:style-name="ce1" office:value-type="string" calcext:value-type="string">
            <text:p>GALI-39+</text:p>
          </table:table-cell>
          <table:table-cell table:style-name="ce1" office:value-type="string" calcext:value-type="string">
            <text:p>ff:RF_Amplifier</text:p>
          </table:table-cell>
          <table:table-cell table:style-name="ce1" office:value-type="string" calcext:value-type="string">
            <text:p>Package_TO_SOT_SMD:SOT-89-3</text:p>
          </table:table-cell>
          <table:table-cell table:style-name="ce6" office:value-type="string" calcext:value-type="string">
            <text:p>https://www.minicircuits.com/pdfs/GALI-39+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5.49*1.23" office:value-type="float" office:value="19.0527" calcext:value-type="float">
            <text:p>19,0527</text:p>
          </table:table-cell>
          <table:table-cell table:style-name="ce1" table:formula="of:=[.B53]*[.J53]" office:value-type="float" office:value="38.1054" calcext:value-type="float">
            <text:p>38,1054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9</text:p>
          </table:table-cell>
          <table:table-cell table:style-name="ce1" office:value-type="string" calcext:value-type="string">
            <text:p>L78M05ACDT</text:p>
          </table:table-cell>
          <table:table-cell table:style-name="ce1" office:value-type="string" calcext:value-type="string">
            <text:p>Regulator_Linear:L7805</text:p>
          </table:table-cell>
          <table:table-cell table:style-name="ce1" office:value-type="string" calcext:value-type="string">
            <text:p>Package_TO_SOT_SMD:TO-252-3_TabPin2</text:p>
          </table:table-cell>
          <table:table-cell table:style-name="ce6"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float" office:value="2.2267" calcext:value-type="float">
            <text:p>2,2267</text:p>
          </table:table-cell>
          <table:table-cell table:style-name="ce1" table:formula="of:=[.B54]*[.J54]" office:value-type="float" office:value="2.2267" calcext:value-type="float">
            <text:p>2,2267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7</text:p>
          </table:table-cell>
          <table:table-cell table:style-name="ce1" office:value-type="string" calcext:value-type="string">
            <text:p>AP63200WU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6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AP63201WU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4.32*1.23" office:value-type="float" office:value="5.3136" calcext:value-type="float">
            <text:p>5,3136</text:p>
          </table:table-cell>
          <table:table-cell table:style-name="ce1" table:formula="of:=[.B55]*[.J55]" office:value-type="float" office:value="5.3136" calcext:value-type="float">
            <text:p>5,3136</text:p>
          </table:table-cell>
          <table:table-cell table:style-name="ce1" table:number-columns-repeated="1013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8</text:p>
          </table:table-cell>
          <table:table-cell table:style-name="ce1" office:value-type="string" calcext:value-type="string">
            <text:p>AP63203WU-7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6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4.32*1.23" office:value-type="float" office:value="5.3136" calcext:value-type="float">
            <text:p>5,3136</text:p>
          </table:table-cell>
          <table:table-cell table:style-name="ce1" table:formula="of:=[.B56]*[.J56]" office:value-type="float" office:value="5.3136" calcext:value-type="float">
            <text:p>5,3136</text:p>
          </table:table-cell>
          <table:table-cell table:style-name="ce1" table:number-columns-repeated="1013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JP3, JP4</text:p>
          </table:table-cell>
          <table:table-cell table:style-name="ce1" office:value-type="string" calcext:value-type="string">
            <text:p>igły 3x1x2,54mm proste</text:p>
          </table:table-cell>
          <table:table-cell table:style-name="ce1" office:value-type="string" calcext:value-type="string">
            <text:p>Jumper:Jumper_3_Open</text:p>
          </table:table-cell>
          <table:table-cell table:style-name="ce1" office:value-type="string" calcext:value-type="string">
            <text:p>Pin_Headers:Pin_Header_Straight_1x03_Pitch2.54mm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57]*[.J57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3</text:p>
          </table:table-cell>
          <table:table-cell table:style-name="ce1" office:value-type="string" calcext:value-type="string">
            <text:p>18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58]*[.J58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2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59]*[.J59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4,7k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60]*[.J6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8, R16, R17, R21</text:p>
          </table:table-cell>
          <table:table-cell table:style-name="ce1" office:value-type="string" calcext:value-type="string">
            <text:p>49,9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805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61]*[.J61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25, R26</text:p>
          </table:table-cell>
          <table:table-cell table:style-name="ce1" office:value-type="string" calcext:value-type="string">
            <text:p>133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1206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3"/>
          <table:table-cell table:style-name="ce1" table:formula="of:=[.B62]*[.J62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0ZCG0110CF2B</text:p>
          </table:table-cell>
          <table:table-cell table:style-name="ce1" office:value-type="string" calcext:value-type="string">
            <text:p>Device:Polyfuse</text:p>
          </table:table-cell>
          <table:table-cell table:style-name="ce1" office:value-type="string" calcext:value-type="string">
            <text:p>Resistors_SMD:R_1812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812L110/33MR</text:p>
          </table:table-cell>
          <table:table-cell table:style-name="ce1" office:value-type="string" calcext:value-type="string">
            <text:p>Digikey</text:p>
          </table:table-cell>
          <table:table-cell table:style-name="ce1" table:formula="of:=1.43*1.23" office:value-type="float" office:value="1.7589" calcext:value-type="float">
            <text:p>1,7589</text:p>
          </table:table-cell>
          <table:table-cell table:style-name="ce1" table:formula="of:=[.B63]*[.J63]" office:value-type="float" office:value="1.7589" calcext:value-type="float">
            <text:p>1,7589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3" table:formula="of:=SUM([.K9:.K64])" office:value-type="float" office:value="750.656" calcext:value-type="float">
            <text:p>750,656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770" calcext:value-type="float">
            <text:p>77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zablon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lementy</text:p>
          </table:table-cell>
          <table:table-cell table:number-columns-repeated="2"/>
          <table:table-cell office:value-type="float" office:value="7700" calcext:value-type="float">
            <text:p>770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rzyg.materiałów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rzyg.automatu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Program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Montaż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Inn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SUM([.K67:.K74])" office:value-type="float" office:value="11313" calcext:value-type="float">
            <text:p>11313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F_phase_detector_bom1.A9:LF_phase_detector_bom1.AMJ63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09:00:24.0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11-29T09:57:45.659000000</dc:date>
    <meta:editing-duration>PT1M59S</meta:editing-duration>
    <meta:editing-cycles>2</meta:editing-cycles>
    <meta:document-statistic meta:table-count="1" meta:cell-count="572" meta:object-count="0"/>
  </office:meta>
</office:document-meta>
</file>